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696cm" fo:min-width="9.41cm" fo:padding-top="0.151cm" fo:padding-bottom="0.151cm" fo:padding-left="0.276cm" fo:padding-right="0.276cm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 fo:min-height="0.29cm" fo:min-width="0.04cm"/>
    </style:style>
    <style:style style:name="gr3" style:family="graphic" style:parent-style-name="standard">
      <style:graphic-properties draw:stroke="none" svg:stroke-color="#000000" draw:marker-end="Small_20_Arrow" draw:fill="none" draw:fill-color="#ffffff" draw:textarea-horizontal-align="justify" draw:textarea-vertical-align="middle" draw:auto-grow-height="false" fo:min-height="3.714cm" fo:min-width="4.95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245cm" fo:min-width="0.986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953cm" fo:min-width="2.225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246cm" fo:min-width="0.98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45cm" fo:min-width="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45cm" fo:min-width="0.039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493cm" fo:min-width="1.482cm"/>
    </style:style>
    <style:style style:name="P1" style:family="paragraph">
      <style:paragraph-properties fo:margin-top="0cm" fo:margin-bottom="0cm" fo:text-align="center">
        <style:tab-stops/>
      </style:paragraph-properties>
    </style:style>
    <style:style style:name="P2" style:family="paragraph">
      <loext:graphic-properties draw:fill-color="#ffffff"/>
      <style:paragraph-properties fo:margin-top="0cm" fo:margin-bottom="0cm" fo:text-align="center">
        <style:tab-stops/>
      </style:paragraph-properties>
      <style:text-properties fo:font-size="13pt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font-size="13pt" fo:font-weight="bold"/>
    </style:style>
    <style:style style:name="P5" style:family="paragraph">
      <style:paragraph-properties fo:margin-left="0cm" fo:margin-right="0cm" fo:margin-top="0.305cm" fo:margin-bottom="0cm" fo:text-align="start" fo:text-indent="0cm">
        <style:tab-stops/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.305cm" fo:margin-bottom="0cm" fo:text-align="start" fo:text-indent="0cm">
        <style:tab-stops/>
      </style:paragraph-properties>
      <style:text-properties fo:font-size="11pt"/>
    </style:style>
    <style:style style:name="P7" style:family="paragraph">
      <loext:graphic-properties draw:fill-color="#ffffff"/>
      <style:paragraph-properties fo:margin-top="0cm" fo:margin-bottom="0cm" fo:text-align="center">
        <style:tab-stops/>
      </style:paragraph-properties>
      <style:text-properties fo:font-size="11pt"/>
    </style:style>
    <style:style style:name="P8" style:family="paragraph">
      <loext:graphic-properties draw:fill-color="#ffffff"/>
      <style:paragraph-properties fo:margin-top="0cm" fo:margin-bottom="0cm" fo:text-align="center">
        <style:tab-stops/>
      </style:paragraph-properties>
      <style:text-properties fo:font-size="15pt" fo:font-weight="bold"/>
    </style:style>
    <style:style style:name="T1" style:family="text">
      <style:text-properties fo:font-size="13pt"/>
    </style:style>
    <style:style style:name="T2" style:family="text">
      <style:text-properties fo:font-size="13pt" fo:font-weight="bold"/>
    </style:style>
    <style:style style:name="T3" style:family="text">
      <style:text-properties fo:font-size="11pt"/>
    </style:style>
    <style:style style:name="T4" style:family="text">
      <style:text-properties fo:font-size="15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1cm" svg:height="5.946cm" svg:x="1.991cm" svg:y="1.991cm">
          <text:p text:style-name="P1"><text:span text:style-name="T1">Player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762cm" svg:height="0.762cm" svg:x="2.22cm" svg:y="2.22cm">
          <text:p text:style-name="P3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451cm" svg:height="3.964cm" svg:x="2.486cm" svg:y="3.477cm">
          <text:p text:style-name="P5"><text:span text:style-name="T3">Player 1 <text:s text:c="11"/>3</text:span></text:p>
          <text:p text:style-name="P5"><text:span text:style-name="T3">Player 2 <text:s text:c="11"/>2</text:span></text:p>
          <text:p text:style-name="P5"><text:span text:style-name="T3">Player 3 <text:s text:c="11"/>1</text:span></text:p>
          <text:p text:style-name="P5"><text:span text:style-name="T3">Player 4 <text:s text:c="11"/>2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486cm" svg:height="0.495cm" svg:x="9.671cm" svg:y="4.816cm">
          <text:p text:style-name="P1"><text:span text:style-name="T3">Ed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91cm" svg:height="5.946cm" svg:x="12.396cm" svg:y="1.991cm">
          <text:p text:style-name="P1"><text:span text:style-name="T1">Play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25cm" svg:height="5.203cm" svg:x="12.644cm" svg:y="2.486cm">
          <text:p text:style-name="P1"><text:span text:style-name="T3">N</text:span><text:span text:style-name="T3">a</text:span><text:span text:style-name="T3">m</text:span><text:span text:style-name="T3">e</text:span></text:p>
          <text:p text:style-name="P1"><text:span text:style-name="T3"/></text:p>
          <text:p text:style-name="P1"><text:span text:style-name="T3">L</text:span><text:span text:style-name="T3">e</text:span><text:span text:style-name="T3">v</text:span><text:span text:style-name="T3">e</text:span><text:span text:style-name="T3">l</text:span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487cm" svg:height="0.496cm" svg:x="15.121cm" svg:y="4.659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495cm" svg:height="0.495cm" svg:x="16.608cm" svg:y="4.66cm">
          <text:p text:style-name="P1"><text:span text:style-name="T3">-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39cm" svg:height="0.495cm" svg:x="17.308cm" svg:y="4.66cm">
          <text:p text:style-name="P1"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762cm" svg:height="0.762cm" svg:x="12.521cm" svg:y="2.221cm">
          <text:p text:style-name="P3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982cm" svg:height="0.743cm" svg:x="15.121cm" svg:y="3.525cm">
          <text:p text:style-name="P1"><text:span text:style-name="T4">Player 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486cm" svg:height="0.495cm" svg:x="15.122cm" svg:y="5.955cm">
          <text:p text:style-name="P1"><text:span text:style-name="T3">Don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486cm" svg:height="0.495cm" svg:x="9.671cm" svg:y="5.616cm">
          <text:p text:style-name="P1"><text:span text:style-name="T3">Edi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486cm" svg:height="0.495cm" svg:x="9.671cm" svg:y="6.416cm">
          <text:p text:style-name="P1"><text:span text:style-name="T3">Edi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486cm" svg:height="0.495cm" svg:x="9.671cm" svg:y="4.016cm">
          <text:p text:style-name="P1"><text:span text:style-name="T3">Edi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quare" svg:viewBox="0 0 10 10" svg:d="M0 0h10v10h-1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</meta:initial-creator>
    <meta:creation-date>2016-01-20T17:38:17.074138822</meta:creation-date>
    <dc:date>2016-05-20T12:41:58.685304000</dc:date>
    <meta:editing-duration>PT49M27S</meta:editing-duration>
    <meta:editing-cycles>30</meta:editing-cycles>
    <meta:generator>LibreOffice/5.0.4.2$MacOSX_X86_64 LibreOffice_project/2b9802c1994aa0b7dc6079e128979269cf95bc78</meta:generator>
    <meta:document-statistic meta:object-count="15"/>
  </office:meta>
</office:document-meta>
</file>